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1in"/>
    </style:style>
    <style:style style:name="co2" style:family="table-column">
      <style:table-column-properties fo:break-before="auto" style:column-width="4.0563in"/>
    </style:style>
    <style:style style:name="co3" style:family="table-column">
      <style:table-column-properties fo:break-before="auto" style:column-width="3.0909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3.627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4.0984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2.798in" fo:break-before="auto" style:use-optimal-row-height="true"/>
    </style:style>
    <style:style style:name="ro3" style:family="table-row">
      <style:table-row-properties style:row-height="0.6102in" fo:break-before="auto" style:use-optimal-row-height="true"/>
    </style:style>
    <style:style style:name="ro4" style:family="table-row">
      <style:table-row-properties style:row-height="2.389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6134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8071in" fo:break-before="auto" style:use-optimal-row-height="false"/>
    </style:style>
    <style:style style:name="ro9" style:family="table-row">
      <style:table-row-properties style:row-height="0.9508in" fo:break-before="auto" style:use-optimal-row-height="false"/>
    </style:style>
    <style:style style:name="ro10" style:family="table-row">
      <style:table-row-properties style:row-height="0.7437in" fo:break-before="auto" style:use-optimal-row-height="false"/>
    </style:style>
    <style:style style:name="ro11" style:family="table-row">
      <style:table-row-properties style:row-height="0.8835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A64-OLinuXino_Rev_D_2G16G-IND-BOM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/50V/5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12,C21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/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,C185,C187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100nF/10V/1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</text:p>
            <text:p>C9,C11,C12,C13,C14,C15,</text:p>
            <text:p>C17,C18,C19,C20,C22,C23,</text:p>
            <text:p>C24,C25,C28,C29,C30,C31,</text:p>
            <text:p>C32,C33,C34,C35,C37,C44,</text:p>
            <text:p>C45,C46,C50,C51,C52,C58,</text:p>
            <text:p>C60,C65,C66,C67,C72,C73,</text:p>
            <text:p>C74,C79,C80,C82,C83,C86,</text:p>
            <text:p>C87,C109,C110,C115,C117,</text:p>
            <text:p>C123,C127,C130,C132,C134,</text:p>
            <text:p>C155,C156,C158,C177,C186,</text:p>
            <text:p>C189,C191,C195,C197,C199,</text:p>
            <text:p>C200,C203,C206,C207,C208,</text:p>
            <text:p>C209,C210,C215,C216,C217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1uF/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38,C43,C55,C120,C135,</text:p>
            <text:p>C137,C142,C160,C163,C181,</text:p>
            <text:p>C182,C190,C2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6,C61</text:p>
          </table:table-cell>
          <table:table-cell table:number-columns-repeated="1020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10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16,C21,C26,C42,C47,</text:p>
            <text:p>C49,C53,C54,C57,C59,C63,</text:p>
            <text:p>C116,C121,C122,C124,C125,</text:p>
            <text:p>C126,C128,C129,C131,C133,</text:p>
            <text:p>C136,C138,C139,C140,C141,</text:p>
            <text:p>C143,C144,C145,C146,C147,</text:p>
            <text:p>C148,C149,C150,C151,C152,</text:p>
            <text:p>C153,C154,C157,C159,C161,</text:p>
            <text:p>C162,C164,C165,C166,C167,</text:p>
            <text:p>C168,C169,C170,C171,C172,</text:p>
            <text:p>C173,C175,C176,C178,C179,</text:p>
            <text:p>C188,C192,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/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204,C205,C214,C218,C219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47uF/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</text:p>
            <text:p>C119,C180,C201,C20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62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/1%/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33,R63,R64,R65,R100,</text:p>
            <text:p>R105,R1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92,R89,R91,R107,R108,</text:p>
            <text:p>R110,R111,R112,R113,R114,</text:p>
            <text:p>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  <text:p/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1,R23,R31,R37,R40,R42,R52,</text:p>
            <text:p>R76, R79,R83,R85,R95,R99,</text:p>
            <text:p>R106,R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35,R103,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A0805_(4X0402)_xx_</text:p>
            <text:p>BIGGEROUTPADS</text:p>
          </table:table-cell>
          <table:table-cell office:value-type="string" calcext:value-type="string">
            <text:p>RM2,RM3,RM5,RM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1,RM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3015S1R5NT(1.5uH/2.30A/DCR&lt;0.1R/CD32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14,L19,L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PA4018S1R5NT(1.5uH/3.35A/DCR&lt;0.1R/CD43)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/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0ppm/4P/SMD8038</text:p>
          </table:table-cell>
          <table:table-cell office:value-type="string" calcext:value-type="string">
            <text:p>MC306-HS_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/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K4B8G1646D-MYK0</text:p>
            <text:p>(FBGA-96_512Mx16_DDR3-1600_11-11-11)</text:p>
          </table:table-cell>
          <table:table-cell office:value-type="string" calcext:value-type="string">
            <text:p>FBGA96</text:p>
            <text:p>(HYNIX_SAMSUNG_512MX16_DDR3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FC16GAKAENA-4M IT(TBGA100)</text:p>
          </table:table-cell>
          <table:table-cell office:value-type="string" calcext:value-type="string">
            <text:p>TBGA100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KSZ9031RNXIC-TR</text:p>
            <text:p>(QFN48_1DRILL(PADPITCH-0.5MM))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(ADJ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USB/MISB-SWMM-5B_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uTACTIL</text:p>
          </table:table-cell>
          <table:table-cell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solder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</text:p>
            <text:p>LINEINR/MICIN1,PWR_PC1</text:p>
          </table:table-cell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,C107,C19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33pF/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100nF/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9,C40,C41,C81,C90,C9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uF/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89,C91,C17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/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19,R20,R24,R55,R84,R96,</text:p>
            <text:p>R97,R98,R1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8,R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/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16,R17,R22,R48,R53,</text:p>
            <text:p>R56,R57,R61,R10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RA1206_(4x0603)_4B8_100k)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27UBG8T2BTR-BC(TSOP48))</text:p>
          </table:table-cell>
          <table:table-cell office:value-type="string" calcext:value-type="string">
            <text:p>TSOP48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TL8723BS(ComboModule)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(EN25Q64-104HIP)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5)</text:p>
          </table:table-cell>
          <table:table-cell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2" table:number-rows-repeated="99">
          <table:table-cell table:style-name="ce3"/>
          <table:table-cell table:style-name="ce6" table:number-columns-repeated="1023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661in" fo:margin-bottom="0.289in" fo:margin-left="0.1429in" fo:margin-right="0.1189in" fo:background-color="transparent" style:scale-to="7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8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5:27:31.203872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6-26T16:00:23.020252151</dc:date>
    <meta:editing-duration>PT4H18M20S</meta:editing-duration>
    <meta:editing-cycles>119</meta:editing-cycles>
    <meta:document-statistic meta:table-count="1" meta:cell-count="428" meta:object-count="0"/>
  </office:meta>
</office:document-meta>
</file>